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21" style:parent-style-name="Standard" style:family="paragraph">
      <style:paragraph-properties fo:line-height="150%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30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31" style:parent-style-name="Standard" style:family="paragraph">
      <style:paragraph-properties fo:line-height="150%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38" style:parent-style-name="Standard" style:family="paragraph">
      <style:paragraph-properties fo:text-align="justify" fo:line-height="150%"/>
    </style:style>
    <style:style style:name="T3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5" style:parent-style-name="Standard" style:family="paragraph">
      <style:paragraph-properties fo:line-height="150%"/>
    </style:style>
    <style:style style:name="T4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7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48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49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50" style:parent-style-name="Standard" style:family="paragraph">
      <style:paragraph-properties fo:text-align="justify" fo:line-height="150%"/>
    </style:style>
    <style:style style:name="T5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3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5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55" style:parent-style-name="Standard" style:family="paragraph">
      <style:paragraph-properties fo:text-align="justify" fo:line-height="150%"/>
    </style:style>
    <style:style style:name="T5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59" style:parent-style-name="Standard" style:family="paragraph">
      <style:paragraph-properties fo:line-height="150%"/>
    </style:style>
    <style:style style:name="T6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1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62" style:parent-style-name="Standard" style:family="paragraph">
      <style:paragraph-properties fo:line-height="150%"/>
    </style:style>
    <style:style style:name="T63" style:parent-style-name="Fonteparág.padrão" style:family="text">
      <style:text-properties style:font-name="Times New Roman" style:font-name-asian="Times New Roman" style:font-name-complex="Times New Roman" fo:language="pt" fo:country="BR"/>
    </style:style>
  </office:automatic-styles>
  <office:body>
    <office:text text:use-soft-page-breaks="true">
      <text:p text:style-name="P1"><text:span text:style-name="T9">Aluno</text:span><text:span text:style-name="T10">: Thais Cardoso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Data:</text:span><text:span text:style-name="T19"><text:s/></text:span><text:span text:style-name="T20">07/11/2013</text:span></text:p>
      <text:p text:style-name="P21"><text:span text:style-name="T22">Fase/Iteração:</text:span><text:span text:style-name="T23"><text:s/>Sprint<text:s/></text:span><text:span text:style-name="T24"><text:tab/></text:span><text:span text:style-name="T25"><text:tab/><text:s text:c="40"/></text:span><text:span text:style-name="T26"><text:s text:c="26"/></text:span><text:span text:style-name="T27">Esforço Total:</text:span><text:span text:style-name="T28"><text:s/>8</text:span><text:span text:style-name="T29"><text:s/>horas</text:span></text:p>
      <text:p text:style-name="P30"/>
      <text:p text:style-name="P31"><text:span text:style-name="T32">Atividade:<text:s/></text:span><text:span text:style-name="T33">Verificação do Projeto Detalhado</text:span><text:span text:style-name="T34"><text:tab/></text:span><text:span text:style-name="T35"><text:tab/><text:s text:c="15"/></text:span><text:span text:style-name="T36">Esforço: 7</text:span><text:span text:style-name="T37"><text:s/>horas</text:span></text:p>
      <text:p text:style-name="P38"><text:span text:style-name="T39">Descrição:<text:s/></text:span><text:span text:style-name="T40">Foi feita uma avaliação parcial do projeto detalhado de<text:s/></text:span><text:span text:style-name="T41">software</text:span><text:span text:style-name="T42">.</text:span><text:span text:style-name="T43"><text:tab/></text:span><text:span text:style-name="T44"><text:tab/></text:span></text:p>
      <text:p text:style-name="P45"><text:span text:style-name="T46">Produtos: Relatório</text:span></text:p>
      <text:p text:style-name="P47">Equipe: Thais</text:p>
      <text:p text:style-name="P48">Artefato: RELPREV-022013-VER-Relatorio_de_Verificacao_dos_Artefatos.odt</text:p>
      <text:p text:style-name="P49"/>
      <text:p text:style-name="P50"><text:span text:style-name="T51">Atividade: Verificação dos testes unitários</text:span><text:span text:style-name="T52"><text:tab/><text:s text:c="18"/></text:span><text:span text:style-name="T53">Esforço: 1</text:span><text:span text:style-name="T54"><text:s/>hora</text:span></text:p>
      <text:p text:style-name="P55"><text:span text:style-name="T56">Descrição: Foi<text:s/></text:span><text:span text:style-name="T57">verificado os testes unitários</text:span><text:span text:style-name="T58">.</text:span></text:p>
      <text:p text:style-name="P59"><text:span text:style-name="T60">Produtos: Relatório</text:span></text:p>
      <text:p text:style-name="P61">Equipe: Thais e Ana</text:p>
      <text:p text:style-name="P62"><text:span text:style-name="T63">Artefato: RELPREV-022013-VER-Relatorio_de_Verificacao_dos_Artefatos.od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Semlista1" style:display-name="Sem lista1" style:family="paragraph"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7" style:parent-style-name="Fonteparág.padrão" style:family="text"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Fábrica</text:span><text:span text:style-name="T4"><text:s/>de Software – Instituto de Informática – Universidade Federal de Goiás</text:span><text:span text:style-name="T5"><draw:frame draw:z-index="251661312" draw:style-name="a0" draw:name="figuras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/text:p>
        <text:p text:style-name="P6">Nome do Projeto</text:p>
        <text:p text:style-name="Standard"><text:span text:style-name="T7">Relatório Individual</text:span></text:p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thais cardoso moura de souza</dc:creator>
    <meta:creation-date>2013-11-08T02:24:00Z</meta:creation-date>
    <dc:date>2013-11-08T02:24:00Z</dc:date>
    <meta:template xlink:href="Normal" xlink:type="simple"/>
    <meta:editing-cycles>2</meta:editing-cycles>
    <meta:editing-duration>PT60S</meta:editing-duration>
    <meta:document-statistic meta:page-count="1" meta:paragraph-count="1" meta:word-count="102" meta:character-count="657" meta:row-count="4" meta:non-whitespace-character-count="556"/>
  </office:meta>
</office:document-meta>
</file>